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6.51cm" style:rel-width="100%" fo:margin-left="0.002cm" fo:margin-top="0cm" fo:margin-bottom="0cm" table:align="left" style:writing-mode="page"/>
    </style:style>
    <style:style style:name="Tableau1.A" style:family="table-column">
      <style:table-column-properties style:column-width="8.25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8e8e8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padding-left="0.212cm" fo:padding-right="0.212cm" fo:padding-top="0.141cm" fo:padding-bottom="0.141cm" fo:border="0.1pt solid #cccccc"/>
    </style:style>
    <style:style style:name="Tableau1.B2" style:family="table-cell">
      <style:table-cell-properties fo:padding-left="0.212cm" fo:padding-right="0.212cm" fo:padding-top="0.141cm" fo:padding-bottom="0.141cm" fo:border="0.1pt solid #cccccc"/>
    </style:style>
    <style:style style:name="Tableau1.A3" style:family="table-cell">
      <style:table-cell-properties fo:padding-left="0.212cm" fo:padding-right="0.212cm" fo:padding-top="0.141cm" fo:padding-bottom="0.141cm" fo:border="0.1pt solid #cccccc"/>
    </style:style>
    <style:style style:name="Tableau1.B3" style:family="table-cell">
      <style:table-cell-properties fo:padding-left="0.212cm" fo:padding-right="0.212cm" fo:padding-top="0.141cm" fo:padding-bottom="0.141cm" fo:border="0.1pt solid #cccccc"/>
    </style:style>
    <style:style style:name="Tableau1.A4" style:family="table-cell">
      <style:table-cell-properties fo:padding-left="0.212cm" fo:padding-right="0.212cm" fo:padding-top="0.141cm" fo:padding-bottom="0.141cm" fo:border="0.1pt solid #cccccc"/>
    </style:style>
    <style:style style:name="Tableau1.B4" style:family="table-cell">
      <style:table-cell-properties fo:padding-left="0.212cm" fo:padding-right="0.212cm" fo:padding-top="0.141cm" fo:padding-bottom="0.141cm" fo:border="0.1pt solid #cccccc"/>
    </style:style>
    <style:style style:name="Tableau1.A5" style:family="table-cell">
      <style:table-cell-properties fo:padding-left="0.212cm" fo:padding-right="0.212cm" fo:padding-top="0.141cm" fo:padding-bottom="0.141cm" fo:border="0.1pt solid #cccccc"/>
    </style:style>
    <style:style style:name="Tableau1.B5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Standard">
      <style:paragraph-properties fo:margin-top="0cm" fo:margin-bottom="0.353cm" style:contextual-spacing="false"/>
    </style:style>
    <style:style style:name="P2" style:family="paragraph" style:parent-style-name="Standard">
      <style:paragraph-properties fo:margin-top="0cm" fo:margin-bottom="0.353cm" style:contextual-spacing="false"/>
      <style:text-properties officeooo:rsid="0003a47c" officeooo:paragraph-rsid="0003a47c"/>
    </style:style>
    <style:style style:name="P3" style:family="paragraph" style:parent-style-name="Standard">
      <style:paragraph-properties fo:margin-top="0cm" fo:margin-bottom="0.353cm" style:contextual-spacing="false"/>
      <style:text-properties officeooo:rsid="000402e2" officeooo:paragraph-rsid="000402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a47c" style:font-weight-asian="normal" style:font-weight-complex="normal"/>
    </style:style>
    <style:style style:name="T4" style:family="text">
      <style:text-properties officeooo:rsid="0003a47c"/>
    </style:style>
    <style:style style:name="T5" style:family="text">
      <style:text-properties officeooo:rsid="000477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e d'utilisation EmailJS</text:h>
      <text:p text:style-name="P1">Service d'envoi d'emails depuis le formulaire de la landing page.</text:p>
      <text:h text:style-name="Heading_20_2" text:outline-level="2">Accès au tableau de bord</text:h>
      <text:p text:style-name="P1">URL : https://dashboard.emailjs.com</text:p>
      <text:p text:style-name="P1">Identifiants :</text:p>
      <text:p text:style-name="P1">- <text:span text:style-name="T4">Mail : </text:span><text:a xlink:type="simple" xlink:href="mailto:contact.hautsommet@gmail.com" text:style-name="Internet_20_link" text:visited-style-name="Visited_20_Internet_20_Link"><text:span text:style-name="T4">contact.hautsommet@gmail.com</text:span></text:a></text:p>
      <text:p text:style-name="P1">- <text:span text:style-name="T4">Mot de passe : monguide13@</text:span></text:p>
      <text:p text:style-name="P3">Note : Vous pourrez toujours modifier l’adresse mail et le mot de passe comme bon vous semble.</text:p>
      <text:p text:style-name="P1"/>
      <text:h text:style-name="Heading_20_2" text:outline-level="2">Informations du compte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Standard"><text:span text:style-name="T1">Élément</text:span></text:p>
          </table:table-cell>
          <table:table-cell table:style-name="Tableau1.A1" office:value-type="string">
            <text:p text:style-name="Standard"><text:span text:style-name="T1">Valeu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2">Service ID</text:span></text:p>
          </table:table-cell>
          <table:table-cell table:style-name="Tableau1.B2" office:value-type="string">
            <text:p text:style-name="Standard"><text:span text:style-name="T2">service_5b78m58</text:span>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Template ID</text:span></text:p>
          </table:table-cell>
          <table:table-cell table:style-name="Tableau1.B3" office:value-type="string">
            <text:p text:style-name="Standard"><text:span text:style-name="T2">template_5vqea5r</text:span></text:p>
          </table:table-cell>
        </table:table-row>
        <table:table-row table:style-name="Tableau1.1">
          <table:table-cell table:style-name="Tableau1.A4" office:value-type="string">
            <text:p text:style-name="Standard"><text:span text:style-name="T2">Clé publique</text:span></text:p>
          </table:table-cell>
          <table:table-cell table:style-name="Tableau1.B4" office:value-type="string">
            <text:p text:style-name="Standard"><text:span text:style-name="T2">NMJm1o0Uk4AvGz4hb</text:span></text:p>
          </table:table-cell>
        </table:table-row>
        <table:table-row table:style-name="Tableau1.1">
          <table:table-cell table:style-name="Tableau1.A5" office:value-type="string">
            <text:p text:style-name="Standard"><text:span text:style-name="T2">Quota mensuel</text:span></text:p>
          </table:table-cell>
          <table:table-cell table:style-name="Tableau1.B5" office:value-type="string">
            <text:p text:style-name="Standard"><text:span text:style-name="T2">200 emails (</text:span><text:span text:style-name="T3">offre</text:span><text:span text:style-name="T2"> gratuit</text:span><text:span text:style-name="T3">e</text:span><text:span text:style-name="T2">)</text:span></text:p>
          </table:table-cell>
        </table:table-row>
      </table:table>
      <text:h text:style-name="Heading_20_2" text:outline-level="2">Consulter les emails envoyés</text:h>
      <text:p text:style-name="P1">1. Se connecter au tableau de bord EmailJS.</text:p>
      <text:p text:style-name="P1">2. Cliquer sur Email History dans le menu de gauche.</text:p>
      <text:p text:style-name="P1">3. La liste des emails envoyés s'affiche avec leur statut.</text:p>
      <text:h text:style-name="Heading_20_2" text:outline-level="2">Modifier le template d'email</text:h>
      <text:p text:style-name="P1">1. Cliquer sur Email Templates dans le menu.</text:p>
      <text:p text:style-name="P1">2. Sélectionner le template template_5vqea5r.</text:p>
      <text:p text:style-name="P1">3. Modifier le contenu selon les besoins.</text:p>
      <text:p text:style-name="P1">4. Cliquer sur Save pour enregistrer.</text:p>
      <text:h text:style-name="Heading_20_2" text:outline-level="2"><text:soft-page-break/>Vérifier le quota</text:h>
      <text:p text:style-name="P1">Le compteur de requêtes s'affiche en haut de page (exemple : 195 requests left).</text:p>
      <text:p text:style-name="P1">Le quota se réinitialise le premier jour de chaque mois.</text:p>
      <text:h text:style-name="Heading_20_2" text:outline-level="2">En cas de problème</text:h>
      <text:p text:style-name="P1">Si les emails ne partent plus, vérifier que le quota mensuel n'est pas atteint.</text:p>
      <text:p text:style-name="P1">Si le quota est dépassé, attendre le mois suivant ou passer au plan payant.</text:p>
      <text:p text:style-name="P2">Sinon veuillez contacter le webmaster aux coordonnées suivantes :</text:p>
      <text:p text:style-name="P2">Mr Maachaoui</text:p>
      <text:p text:style-name="P2">Adresse mail : <text:a xlink:type="simple" xlink:href="mailto:smaachaoui@outlook.com" text:style-name="Internet_20_link" text:visited-style-name="Visited_20_Internet_20_Link">smaachaoui@outlook.com</text:a></text:p>
      <text:p text:style-name="P2">Numéro de téléphone : 0664692855</text:p>
      <text:h text:style-name="Heading_20_2" text:outline-level="2">Support</text:h>
      <text:p text:style-name="P1">Documentation : https://www.emailjs.com/docs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18cm" fo:margin-bottom="0.318cm" style:contextual-spacing="false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12cm" fo:margin-bottom="0.212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4</meta:editing-cycles>
    <meta:creation-date>2026-01-15T16:20:46.349000000</meta:creation-date>
    <dc:date>2026-01-15T17:54:45.274524887</dc:date>
    <meta:editing-duration>PT10M30S</meta:editing-duration>
    <meta:generator>LibreOffice/24.2.7.2$Linux_X86_64 LibreOffice_project/420$Build-2</meta:generator>
    <meta:document-statistic meta:table-count="1" meta:image-count="0" meta:object-count="0" meta:page-count="2" meta:paragraph-count="40" meta:word-count="215" meta:character-count="1379" meta:non-whitespace-character-count="1204"/>
  </office:meta>
</office:document-meta>
</file>